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5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 Goku Super Saiyan &amp; Vegeta Super Saiyan &amp; Trunks Super Saiyan (jeune)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g-mêlé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n_Goku_Super_Saiyan_&amp;_Vegeta_Super_Saiyan_&amp;_Trunks_Super_Saiyan_(jeune)_Int_LR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 Gohan Super Saiyan (futur)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Super_Saiyan_(futur)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nks Super Saiyan (futur)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runks_Super_Saiyan_(futur)_End_LR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masu : Fusio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otalas/Di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amasu_:_Fusion_Tec_LR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 Goku Super Saiyan divin SS &amp; Vegeta Super Saiyan divin SS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divin_SS_&amp;_Vegeta_Super_Saiyan_divin_SS_Agi_Lr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méga Shenr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Dragon Maléfiqu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méga_Shenron_agi_Lr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Goku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4.p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Int_LR.p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. Willow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Cybor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Dr._Willow_Agi_LR.p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lma (enfant)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ulma_(enfant)_Pui_LR.p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o (supe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o_(super)_Agi_LR.p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bid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abidi_Int_LR.p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Agi_Lr.p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Int_LR.p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ku super saiyan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PUI_LR.p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n Goku (GT) &amp; Vegeta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(GT)_&amp;_Vegeta_Super_Saiyan_4_Pui_LR.p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ku super saiyan 3 &amp; Vegeta super saiyan 2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 _3_&amp;_Vegeta_super_saiyan_2_end_LR.p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tchiyack (forme géante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atchiyack_(forme géante)_Tec_LR.p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ie Chu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ckie_Chun_Int_LR.p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ccolo (éveil de puissanc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Name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iccolo_(éveil de puissance)_Tec_LR.p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Son Gohan ultime End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Saiyan de sang-mêlé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Son_Gohan_ultime.p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étal Cool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étal_Cooler_End_LR.p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n Goku Super Saiyan &amp; Vegeta Super Saiy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&amp;_Vegeta_Super_Saiyan_Agi_LR.p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Goku super saiyan TEC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Saiyan</text:p>
          </table:table-cell>
          <table:table-cell table:style-name="ce5" office:value-type="float" office:value="2022" calcext:value-type="float">
            <text:p>2022</text:p>
          </table:table-cell>
          <table:table-cell table:style-name="ce3" office:value-type="string" calcext:value-type="string">
            <text:p>Goku_super_saiyan_TEC_LR.p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oler (forme final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oler_(forme finale)_Pui_LR.pn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shinh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um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nshinhan_Int_LR.p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amasu : Fusi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eu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Zamasu_:_Fusion_Tec_LR.p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geta Super Saiyan divin SS &amp; Trunks Super Saiyan (futu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Vegeta_Super_Saiyan_divin_SS_&amp;_Trunks_Super_Saiyan_(futur).p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lden Freez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lden_Freezer_Agi_LR.p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n Goku Super Saiyan &amp; Son Gohan Super Saiyan (enfan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/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&amp;_Son_Gohan_Super_Saiyan_(enfant)_Tec_LR.p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n Goku &amp; Piccolo/Piccolo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/Name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&amp;_Piccolo_End_LR.p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n Gohan (jeune) &amp; Son Goten (petit) &amp; Trunks (petit) 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(jeune)_&amp;_Son_Goten_(petit)_&amp;_Trunks_(petit)_Tec_LR.p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n Goku Jr Super Saiyan &amp; Vegeta Jr Super Saiy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Jr_Super_Saiyan_&amp;_Vegeta_Jr_Super_Saiyan.p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n Goku (Kaioken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(Kaioken)_Pui_LR.pn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eta (gorill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Vegeta_(gorille)_tec_LR.p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n Gohan Super Saiyan (futur) &amp; Trunks (enfant) (futur)/ Son Gohan Super Saiyan (futu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Super_Saiyan_(futur)_&amp;_Trunks_(enfant)_(futur)_Agi_LR.p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t &amp; Son Goku Super Saiyan div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/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it_&amp;_Son_Goku_Super_Saiyan_divin_Pui_LR.p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geta/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egeta_Int_LR.p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illin &amp; 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Humain/Saiyan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zer (pleine puissanc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Goku super saiyan INT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Saiyan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Goku_super_saiyan_INT_LR.pn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 Janemba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n Goku Super Saiyan 4 &amp; Vegeta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n Goku Super Saiyan divin &amp; Vegeta Super Saiyan div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o Pai Pa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n Goku (ange) &amp; Vegeta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Goku super saiyan divin END U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UR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Saiyan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string" calcext:value-type="string">
            <text:p>Goku_super_saiyan_divin_END_UR.pn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15:28:04.556172626</dc:date>
    <meta:editing-duration>PT51M50S</meta:editing-duration>
    <meta:editing-cycles>8</meta:editing-cycles>
    <meta:generator>LibreOffice/7.3.7.2$Linux_X86_64 LibreOffice_project/30$Build-2</meta:generator>
    <meta:document-statistic meta:table-count="1" meta:cell-count="491" meta:object-count="0"/>
  </office:meta>
</office:document-meta>
</file>